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0.86653in" svg:y="1.92403in" svg:width="6.29375in" svg:height="3.5452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3" svg:x="1.24316in" svg:y="8.38415in" svg:width="8.05562in" svg:height="4.4699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4" svg:x="7.11446in" svg:y="13.08802in" svg:width="6.29375in" svg:height="3.54528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6" svg:x="9.56115in" svg:y="8.40172in" svg:width="7.63889in" svg:height="4.42872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7" svg:x="17.49597in" svg:y="8.38319in" svg:width="7.50403in" svg:height="4.3878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andom numbers qty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50M</text:p>
          </table:table-cell>
          <table:table-cell office:value-type="string" table:style-name="ce1">
            <text:p>100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1 th</text:p>
          </table:table-cell>
          <table:table-cell office:value-type="float" office:value="6.1810799999999999E-2" table:style-name="ce1">
            <text:p>0.0618108</text:p>
          </table:table-cell>
          <table:table-cell office:value-type="float" office:value="0.30577599999999999" table:style-name="ce1">
            <text:p>0.305776</text:p>
          </table:table-cell>
          <table:table-cell office:value-type="float" office:value="0.86792100000000005" table:style-name="ce1">
            <text:p>0.86792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2 th</text:p>
          </table:table-cell>
          <table:table-cell office:value-type="float" office:value="6.5015500000000004E-2" table:style-name="ce1">
            <text:p>0.0650155</text:p>
          </table:table-cell>
          <table:table-cell office:value-type="float" office:value="0.347964" table:style-name="ce1">
            <text:p>0.347964</text:p>
          </table:table-cell>
          <table:table-cell office:value-type="float" office:value="0.70627099999999998" table:style-name="ce1">
            <text:p>0.70627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4 th</text:p>
          </table:table-cell>
          <table:table-cell office:value-type="float" office:value="7.0818800000000001E-2" table:style-name="ce1">
            <text:p>0.0708188</text:p>
          </table:table-cell>
          <table:table-cell office:value-type="float" office:value="0.34002900000000003" table:style-name="ce1">
            <text:p>0.340029</text:p>
          </table:table-cell>
          <table:table-cell office:value-type="float" office:value="0.66306100000000001" table:style-name="ce1">
            <text:p>0.6630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8 th</text:p>
          </table:table-cell>
          <table:table-cell office:value-type="float" office:value="7.4637800000000004E-2" table:style-name="ce1">
            <text:p>0.0746378</text:p>
          </table:table-cell>
          <table:table-cell office:value-type="float" office:value="0.41043400000000002" table:style-name="ce1">
            <text:p>0.410434</text:p>
          </table:table-cell>
          <table:table-cell office:value-type="float" office:value="0.84200699999999995" table:style-name="ce1">
            <text:p>0.842007</text:p>
          </table:table-cell>
          <table:table-cell table:number-columns-repeated="16379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ith slur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Random numbers qty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100M</text:p>
          </table:table-cell>
          <table:table-cell office:value-type="string" table:style-name="ce1">
            <text:p>500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1 th</text:p>
          </table:table-cell>
          <table:table-cell office:value-type="float" office:value="1.4456199999999999E-4" table:style-name="ce1">
            <text:p>0.000144562</text:p>
          </table:table-cell>
          <table:table-cell office:value-type="float" office:value="0.73185999999999996" table:style-name="ce1">
            <text:p>0.73186</text:p>
          </table:table-cell>
          <table:table-cell office:value-type="float" office:value="3.19164" table:style-name="ce1">
            <text:p>3.1916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2 th</text:p>
          </table:table-cell>
          <table:table-cell office:value-type="float" office:value="1.20134E-4" table:style-name="ce1">
            <text:p>0.000120134</text:p>
          </table:table-cell>
          <table:table-cell office:value-type="float" office:value="0.95626999999999995" table:style-name="ce1">
            <text:p>0.95627</text:p>
          </table:table-cell>
          <table:table-cell office:value-type="float" office:value="3.0388500000000001" table:style-name="ce1">
            <text:p>3.0388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3 th</text:p>
          </table:table-cell>
          <table:table-cell office:value-type="float" office:value="1.3394399999999999E-4" table:style-name="ce1">
            <text:p>0.000133944</text:p>
          </table:table-cell>
          <table:table-cell office:value-type="float" office:value="0.69939399999999996" table:style-name="ce1">
            <text:p>0.699394</text:p>
          </table:table-cell>
          <table:table-cell office:value-type="float" office:value="3.2802500000000001" table:style-name="ce1">
            <text:p>3.2802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4 th</text:p>
          </table:table-cell>
          <table:table-cell office:value-type="float" office:value="1.2692700000000001E-4" table:style-name="ce1">
            <text:p>0.000126927</text:p>
          </table:table-cell>
          <table:table-cell office:value-type="float" office:value="0.79283099999999995" table:style-name="ce1">
            <text:p>0.792831</text:p>
          </table:table-cell>
          <table:table-cell office:value-type="float" office:value="3.3471500000000001" table:style-name="ce1">
            <text:p>3.3471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5 th</text:p>
          </table:table-cell>
          <table:table-cell office:value-type="float" office:value="1.34213E-4" table:style-name="ce1">
            <text:p>0.000134213</text:p>
          </table:table-cell>
          <table:table-cell office:value-type="float" office:value="0.69615400000000005" table:style-name="ce1">
            <text:p>0.696154</text:p>
          </table:table-cell>
          <table:table-cell office:value-type="float" office:value="3.0677400000000001" table:style-name="ce1">
            <text:p>3.0677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6 th</text:p>
          </table:table-cell>
          <table:table-cell office:value-type="float" office:value="1.33788E-4" table:style-name="ce1">
            <text:p>0.000133788</text:p>
          </table:table-cell>
          <table:table-cell office:value-type="float" office:value="0.68500799999999995" table:style-name="ce1">
            <text:p>0.685008</text:p>
          </table:table-cell>
          <table:table-cell office:value-type="float" office:value="3.3074699999999999" table:style-name="ce1">
            <text:p>3.3074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7 th</text:p>
          </table:table-cell>
          <table:table-cell office:value-type="float" office:value="1.47515E-4" table:style-name="ce1">
            <text:p>0.000147515</text:p>
          </table:table-cell>
          <table:table-cell office:value-type="float" office:value="0.96492199999999995" table:style-name="ce1">
            <text:p>0.964922</text:p>
          </table:table-cell>
          <table:table-cell office:value-type="float" office:value="3.1259700000000001" table:style-name="ce1">
            <text:p>3.1259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xecution time 8 th</text:p>
          </table:table-cell>
          <table:table-cell office:value-type="float" office:value="1.33838E-4" table:style-name="ce1">
            <text:p>0.000133838</text:p>
          </table:table-cell>
          <table:table-cell office:value-type="float" office:value="0.63232200000000005" table:style-name="ce1">
            <text:p>0.632322</text:p>
          </table:table-cell>
          <table:table-cell office:value-type="float" office:value="3.23007" table:style-name="ce1">
            <text:p>3.23007</text:p>
          </table:table-cell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2</meta:generator>
    <dc:creator>Microsoft Office User</dc:creator>
    <meta:creation-date>2019-05-12T14:47:31Z</meta:creation-date>
    <dc:date>2019-05-13T19:27:12Z</dc:date>
    <meta:editing-cycles>1</meta:editing-cycles>
    <meta:editing-duration>PT2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.05" chart:origin="0" chart:tick-marks-major-inner="false" chart:tick-marks-major-outer="tru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08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15pt" chart:style-name="Crt0">
        <chart:title chart:style-name="CT00">
          <text:p text:style-name="a0" text:class-names="" text:cond-style-name="">PS4 - Exercise 4a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C$3" chart:values-cell-range-address="Sheet1.$C$4:.$C$7" chart:class="chart:line" chart:attached-axis="primary-y" chart:style-name="G0S0">
            <chart:data-point chart:repeated="4"/>
          </chart:series>
          <chart:series chart:label-cell-address="Sheet1.$D$3" chart:values-cell-range-address="Sheet1.$D$4:.$D$7" chart:class="chart:line" chart:attached-axis="primary-y" chart:style-name="G0S1">
            <chart:data-point chart:repeated="4"/>
          </chart:series>
          <chart:series chart:label-cell-address="Sheet1.$E$3" chart:values-cell-range-address="Sheet1.$E$4:.$E$7" chart:class="chart:line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0002" chart:minimum="0.0001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21.8363779527559pt" svg:width="580.0045669291338pt" chart:style-name="Crt0">
        <chart:title chart:style-name="CT00">
          <text:p text:style-name="a0" text:class-names="" text:cond-style-name="">PS4 - Exercise 4b-10K</text:p>
        </chart:title>
        <chart:legend chart:legend-position="end" chart:legend-align="center" chart:style-name="Lgnd"/>
        <chart:plot-area svg:x="13.50031496062992pt" svg:y="25.49062992125984pt" svg:width="506.1408661417322pt" svg:height="279.44968503937pt"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C$29" chart:values-cell-range-address="Sheet1.$C$30:.$C$37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008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0157480315pt" svg:width="453.15pt" chart:style-name="Crt0">
        <chart:title chart:style-name="CT00">
          <text:p text:style-name="a0" text:class-names="" text:cond-style-name="">PS4 - Exercise 4B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C$29" chart:values-cell-range-address="Sheet1.$C$30:.$C$37" chart:class="chart:line" chart:attached-axis="primary-y" chart:style-name="G0S0">
            <chart:data-point chart:repeated="8"/>
          </chart:series>
          <chart:series chart:label-cell-address="Sheet1.$D$29" chart:values-cell-range-address="Sheet1.$D$30:.$D$37" chart:class="chart:line" chart:attached-axis="primary-y" chart:style-name="G0S1">
            <chart:data-point chart:repeated="8"/>
          </chart:series>
          <chart:series chart:label-cell-address="Sheet1.$E$29" chart:values-cell-range-address="Sheet1.$E$30:.$E$37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008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8.8677952755905pt" svg:width="550.0000787401575pt" chart:style-name="Crt0">
        <chart:title chart:style-name="CT00">
          <text:p text:style-name="a0" text:class-names="" text:cond-style-name="">PS4 - Exercise 4B-100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D$29" chart:values-cell-range-address="Sheet1.$D$30:.$D$37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tru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008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times" style:font-family-generic="roman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5.922283464567pt" svg:width="540.290157480315pt" chart:style-name="Crt0">
        <chart:title chart:style-name="CT00">
          <text:p text:style-name="a0" text:class-names="" text:cond-style-name="">PS4 - Exercise 4B-500M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[s]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Threads</text:p>
            </chart:title>
          </chart:axis>
          <chart:series chart:label-cell-address="Sheet1.$E$29" chart:values-cell-range-address="Sheet1.$E$30:.$E$37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